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modern" style:font-pitch="fixed"/>
    <style:font-face style:name="Courier New2" svg:font-family="'Courier New'" style:font-family-generic="system" style:font-pitch="variable"/>
    <style:font-face style:name="F" svg:font-family="" style:font-family-generic="system" style:font-pitch="variable"/>
    <style:font-face style:name="Lato" svg:font-family="Lato, proxima-nova, 'Helvetica Neue', Arial, sans-serif"/>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Standard" style:list-style-name="">
      <style:paragraph-properties fo:margin-top="0in" fo:margin-bottom="0.1945in" style:contextual-spacing="false" fo:line-height="100%"/>
    </style:style>
    <style:style style:name="P2" style:family="paragraph" style:parent-style-name="Standard" style:list-style-name="">
      <style:paragraph-properties fo:margin-top="0.1945in" fo:margin-bottom="0.1945in" style:contextual-spacing="false" fo:line-height="100%"/>
    </style:style>
    <style:style style:name="P3" style:family="paragraph" style:parent-style-name="Standard" style:list-style-name="WWNum1">
      <style:paragraph-properties fo:margin-top="0.1945in" fo:margin-bottom="0in" style:contextual-spacing="false" fo:line-height="100%"/>
    </style:style>
    <style:style style:name="P4" style:family="paragraph" style:parent-style-name="Standard" style:list-style-name="WWNum1">
      <style:paragraph-properties fo:margin-top="0in" fo:margin-bottom="0in" style:contextual-spacing="false" fo:line-height="100%"/>
    </style:style>
    <style:style style:name="P5" style:family="paragraph" style:parent-style-name="Standard" style:list-style-name="WWNum1">
      <style:paragraph-properties fo:margin-top="0in" fo:margin-bottom="0.1945in" style:contextual-spacing="false" fo:line-height="100%"/>
    </style:style>
    <style:style style:name="P6" style:family="paragraph" style:parent-style-name="Standard" style:list-style-name="WWNum2">
      <style:paragraph-properties fo:margin-top="0.1945in" fo:margin-bottom="0in" style:contextual-spacing="false" fo:line-height="100%"/>
    </style:style>
    <style:style style:name="P7" style:family="paragraph" style:parent-style-name="Standard" style:list-style-name="WWNum2">
      <style:paragraph-properties fo:margin-top="0in" fo:margin-bottom="0in" style:contextual-spacing="false" fo:line-height="100%"/>
    </style:style>
    <style:style style:name="P8" style:family="paragraph" style:parent-style-name="Standard" style:list-style-name="WWNum2">
      <style:paragraph-properties fo:margin-top="0in" fo:margin-bottom="0.1945in" style:contextual-spacing="false" fo:line-height="100%"/>
    </style:style>
    <style:style style:name="P9" style:family="paragraph" style:parent-style-name="Standard">
      <style:paragraph-properties fo:margin-top="0in" fo:margin-bottom="0in" style:contextual-spacing="false" fo:line-height="100%"/>
    </style:style>
    <style:style style:name="P10" style:family="paragraph">
      <loext:graphic-properties draw:fill="solid" draw:fill-color="#a0a0a0"/>
      <style:paragraph-properties fo:text-align="center"/>
    </style:style>
    <style:style style:name="P11" style:family="paragraph" style:parent-style-name="Standard">
      <style:paragraph-properties fo:margin-top="0.1945in" fo:margin-bottom="0.1945in" style:contextual-spacing="false" fo:line-height="100%"/>
    </style:style>
    <style:style style:name="P12" style:family="paragraph" style:parent-style-name="Standard" style:list-style-name="WWNum3">
      <style:paragraph-properties fo:margin-top="0.1945in" fo:margin-bottom="0in" style:contextual-spacing="false" fo:line-height="100%"/>
    </style:style>
    <style:style style:name="P13" style:family="paragraph" style:parent-style-name="Standard" style:list-style-name="WWNum3">
      <style:paragraph-properties fo:margin-top="0in" fo:margin-bottom="0in" style:contextual-spacing="false" fo:line-height="100%"/>
    </style:style>
    <style:style style:name="P14" style:family="paragraph" style:parent-style-name="Standard" style:list-style-name="WWNum3">
      <style:paragraph-properties fo:margin-top="0in" fo:margin-bottom="0.1945in" style:contextual-spacing="false" fo:line-height="100%"/>
    </style:style>
    <style:style style:name="P15" style:family="paragraph" style:parent-style-name="Standard">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6" style:family="paragraph" style:parent-style-name="Standard">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1" style:font-size-asian="10pt" style:font-name-complex="Courier New2" style:font-size-complex="10pt"/>
    </style:style>
    <style:style style:name="P17" style:family="paragraph" style:parent-style-name="Standard" style:list-style-name="WWNum4">
      <style:paragraph-properties fo:margin-top="0.1945in" fo:margin-bottom="0in" style:contextual-spacing="false" fo:line-height="100%"/>
    </style:style>
    <style:style style:name="P18" style:family="paragraph" style:parent-style-name="Standard" style:list-style-name="WWNum4">
      <style:paragraph-properties fo:margin-top="0in" fo:margin-bottom="0in" style:contextual-spacing="false" fo:line-height="100%"/>
    </style:style>
    <style:style style:name="P19" style:family="paragraph" style:parent-style-name="Standard" style:list-style-name="WWNum4">
      <style:paragraph-properties fo:margin-top="0in" fo:margin-bottom="0.1945in" style:contextual-spacing="false" fo:line-height="100%"/>
    </style:style>
    <style:style style:name="P20" style:family="paragraph" style:parent-style-name="Heading_20_2">
      <style:paragraph-properties fo:margin-top="0.1945in" fo:margin-bottom="0.1945in" style:contextual-spacing="false"/>
    </style:style>
    <style:style style:name="P21" style:family="paragraph" style:parent-style-name="Heading_20_3">
      <style:paragraph-properties fo:margin-top="0.1945in" fo:margin-bottom="0.1945in" style:contextual-spacing="false"/>
    </style:style>
    <style:style style:name="P22" style:family="paragraph" style:parent-style-name="Normal_20__28_Web_29_">
      <style:paragraph-properties fo:margin-top="0.1945in" fo:margin-bottom="0.1945in" style:contextual-spacing="false"/>
    </style:style>
    <style:style style:name="P23" style:family="paragraph" style:parent-style-name="Normal_20__28_Web_29_" style:list-style-name="WWNum9">
      <style:paragraph-properties fo:margin-top="0.1945in" fo:margin-bottom="0in" style:contextual-spacing="false"/>
    </style:style>
    <style:style style:name="P24" style:family="paragraph" style:parent-style-name="Normal_20__28_Web_29_" style:list-style-name="WWNum9">
      <style:paragraph-properties fo:margin-top="0in" fo:margin-bottom="0in" style:contextual-spacing="false"/>
    </style:style>
    <style:style style:name="P25" style:family="paragraph" style:parent-style-name="Normal_20__28_Web_29_" style:list-style-name="WWNum9">
      <style:paragraph-properties fo:margin-top="0in" fo:margin-bottom="0.1945in" style:contextual-spacing="false"/>
    </style:style>
    <style:style style:name="P26" style:family="paragraph" style:parent-style-name="Normal_20__28_Web_29_" style:list-style-name="WWNum10">
      <style:paragraph-properties fo:margin-top="0.1945in" fo:margin-bottom="0in" style:contextual-spacing="false"/>
    </style:style>
    <style:style style:name="P27" style:family="paragraph" style:parent-style-name="Normal_20__28_Web_29_" style:list-style-name="WWNum10">
      <style:paragraph-properties fo:margin-top="0in" fo:margin-bottom="0in" style:contextual-spacing="false"/>
    </style:style>
    <style:style style:name="P28" style:family="paragraph" style:parent-style-name="Normal_20__28_Web_29_" style:list-style-name="WWNum10">
      <style:paragraph-properties fo:margin-top="0in" fo:margin-bottom="0.1945in" style:contextual-spacing="false"/>
    </style:style>
    <style:style style:name="P29" style:family="paragraph" style:parent-style-name="Standard">
      <style:paragraph-properties fo:margin-top="0in" fo:margin-bottom="0in" style:contextual-spacing="false" fo:line-height="100%"/>
      <style:text-properties style:font-name="Times New Roman" fo:font-size="12pt" style:font-name-asian="Times New Roman1" style:font-size-asian="12pt" style:font-name-complex="Times New Roman1" style:font-size-complex="12pt"/>
    </style:style>
    <style:style style:name="P30" style:family="paragraph" style:parent-style-name="Standard" style:list-style-name="WWNum5">
      <style:paragraph-properties fo:margin-top="0.1945in" fo:margin-bottom="0in" style:contextual-spacing="false" fo:line-height="100%"/>
    </style:style>
    <style:style style:name="P31" style:family="paragraph" style:parent-style-name="Standard" style:list-style-name="WWNum5">
      <style:paragraph-properties fo:margin-top="0in" fo:margin-bottom="0in" style:contextual-spacing="false" fo:line-height="100%"/>
    </style:style>
    <style:style style:name="P32" style:family="paragraph" style:parent-style-name="Standard" style:list-style-name="WWNum5">
      <style:paragraph-properties fo:margin-top="0in" fo:margin-bottom="0.1945in" style:contextual-spacing="false" fo:line-height="100%"/>
    </style:style>
    <style:style style:name="P33" style:family="paragraph" style:parent-style-name="Standard" style:list-style-name="WWNum6">
      <style:paragraph-properties fo:margin-top="0.1945in" fo:margin-bottom="0in" style:contextual-spacing="false" fo:line-height="100%"/>
    </style:style>
    <style:style style:name="P34" style:family="paragraph" style:parent-style-name="Standard" style:list-style-name="WWNum6">
      <style:paragraph-properties fo:margin-top="0in" fo:margin-bottom="0in" style:contextual-spacing="false" fo:line-height="100%"/>
    </style:style>
    <style:style style:name="P35" style:family="paragraph" style:parent-style-name="Standard" style:list-style-name="WWNum6">
      <style:paragraph-properties fo:margin-top="0in" fo:margin-bottom="0.1945in" style:contextual-spacing="false" fo:line-height="100%"/>
    </style:style>
    <style:style style:name="P36" style:family="paragraph" style:parent-style-name="Standard" style:list-style-name="WWNum7">
      <style:paragraph-properties fo:margin-top="0.1945in" fo:margin-bottom="0in" style:contextual-spacing="false" fo:line-height="100%"/>
    </style:style>
    <style:style style:name="P37" style:family="paragraph" style:parent-style-name="Standard" style:list-style-name="WWNum7">
      <style:paragraph-properties fo:margin-top="0in" fo:margin-bottom="0in" style:contextual-spacing="false" fo:line-height="100%"/>
    </style:style>
    <style:style style:name="P38" style:family="paragraph" style:parent-style-name="Standard" style:list-style-name="WWNum7">
      <style:paragraph-properties fo:margin-top="0in" fo:margin-bottom="0.1945in" style:contextual-spacing="false" fo:line-height="100%"/>
    </style:style>
    <style:style style:name="P39" style:family="paragraph" style:parent-style-name="Normal_20__28_Web_29_" style:list-style-name="WWNum8">
      <style:paragraph-properties fo:margin-top="0.1945in" fo:margin-bottom="0in" style:contextual-spacing="false"/>
    </style:style>
    <style:style style:name="P40" style:family="paragraph" style:parent-style-name="Normal_20__28_Web_29_" style:list-style-name="WWNum8">
      <style:paragraph-properties fo:margin-top="0.1945in" fo:margin-bottom="0in" style:contextual-spacing="false"/>
      <style:text-properties officeooo:paragraph-rsid="001791b4"/>
    </style:style>
    <style:style style:name="P41" style:family="paragraph" style:parent-style-name="Normal_20__28_Web_29_" style:list-style-name="WWNum8">
      <style:paragraph-properties fo:margin-top="0in" fo:margin-bottom="0in" style:contextual-spacing="false"/>
    </style:style>
    <style:style style:name="P42" style:family="paragraph" style:parent-style-name="Normal_20__28_Web_29_">
      <style:paragraph-properties fo:margin-top="0in" fo:margin-bottom="0in" style:contextual-spacing="false"/>
    </style:style>
    <style:style style:name="P43" style:family="paragraph" style:parent-style-name="Normal_20__28_Web_29_">
      <style:paragraph-properties fo:margin-top="0in" fo:margin-bottom="0in" style:contextual-spacing="false"/>
      <style:text-properties officeooo:paragraph-rsid="0017e84f"/>
    </style:style>
    <style:style style:name="P44" style:family="paragraph" style:parent-style-name="Normal_20__28_Web_29_">
      <style:paragraph-properties fo:margin-top="0in" fo:margin-bottom="0in" style:contextual-spacing="false"/>
      <style:text-properties officeooo:paragraph-rsid="00185f49"/>
    </style:style>
    <style:style style:name="P45" style:family="paragraph" style:parent-style-name="Normal_20__28_Web_29_" style:list-style-name="WWNum8">
      <style:paragraph-properties fo:margin-top="0in" fo:margin-bottom="0.1945in" style:contextual-spacing="false"/>
    </style:style>
    <style:style style:name="P46" style:family="paragraph" style:parent-style-name="Standard" style:list-style-name="WWNum11"/>
    <style:style style:name="T1" style:family="text">
      <style:text-properties style:font-name="Times New Roman" fo:font-size="12pt" fo:font-weight="bold" style:letter-kerning="true" style:font-name-asian="Times New Roman1" style:font-size-asian="12pt" style:font-weight-asian="bold" style:font-name-complex="Times New Roman1" style:font-size-complex="12pt" style:font-weight-complex="bold"/>
    </style:style>
    <style:style style:name="T2" style:family="text">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5" style:family="text">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T6" style:family="text">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T7" style:family="text">
      <style:text-properties style:font-name="Courier New" fo:font-size="10pt" style:font-name-asian="Times New Roman1" style:font-size-asian="10pt" style:font-name-complex="Courier New2" style:font-size-complex="10pt"/>
    </style:style>
    <style:style style:name="T8" style:family="text">
      <style:text-properties officeooo:rsid="001791b4"/>
    </style:style>
    <style:style style:name="T9" style:family="text">
      <style:text-properties officeooo:rsid="0017e84f"/>
    </style:style>
    <style:style style:name="T10" style:family="text">
      <style:text-properties officeooo:rsid="00185f49"/>
    </style:style>
    <style:style style:name="T11" style:family="text">
      <style:text-properties officeooo:rsid="0019b4a6"/>
    </style:style>
    <style:style style:name="T12" style:family="text">
      <style:text-properties fo:font-weight="bold" style:font-weight-asian="bold" style:font-weight-complex="bold"/>
    </style:style>
    <style:style style:name="gr1" style:family="graphic">
      <style:graphic-properties draw:stroke="none" svg:stroke-width="0in" draw:fill="solid" draw:fill-color="#a0a0a0" draw:textarea-horizontal-align="center" draw:textarea-vertical-align="top" draw:auto-grow-height="false" fo:wrap-option="wrap" loext:decorative="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loext:marker-style-name="T1"><text:span text:style-name="T1">Raspberry Pi Lab: Demonstrating Interrupts and Buses</text:span></text:h>
      <text:h text:style-name="P2" text:outline-level="2" loext:marker-style-name="T2"><text:span text:style-name="T2">Objectives</text:span><text:span text:style-name="T2"/></text:h>
      <text:list text:style-name="WWNum1">
        <text:list-item>
          <text:p text:style-name="P3" loext:marker-style-name="T3"><text:span text:style-name="T3">Learn how to handle </text:span><text:span text:style-name="T4">interrupts</text:span><text:span text:style-name="T3"> using GPIO on the Raspberry Pi.</text:span></text:p>
        </text:list-item>
        <text:list-item>
          <text:p text:style-name="P4" loext:marker-style-name="T3"><text:span text:style-name="T3">Understand </text:span><text:span text:style-name="T4">buses</text:span><text:span text:style-name="T3"> by communicating with an I2C sensor.</text:span></text:p>
        </text:list-item>
        <text:list-item>
          <text:p text:style-name="P5" loext:marker-style-name="T3"><text:span text:style-name="T3">Develop a Python program to interact with hardware components.</text:span><text:span text:style-name="T3"/></text:p>
        </text:list-item>
      </text:list>
      <text:h text:style-name="P2" text:outline-level="2" loext:marker-style-name="T5"><text:span text:style-name="T5">Materials Required</text:span><text:span text:style-name="T5"/></text:h>
      <text:list text:style-name="WWNum2">
        <text:list-item>
          <text:p text:style-name="P6" loext:marker-style-name="T3"><text:span text:style-name="T3">Raspberry Pi <text:s text:c="2"/>with GPIO support </text:span><text:span text:style-name="T3"/></text:p>
        </text:list-item>
        <text:list-item>
          <text:p text:style-name="P7" loext:marker-style-name="T3"><text:span text:style-name="T3">Passive Infrared (PIR) Motion Sensor (for GPIO interrupt demo)</text:span><text:span text:style-name="T3"/></text:p>
        </text:list-item>
        <text:list-item>
          <text:p text:style-name="P7" loext:marker-style-name="T3"><text:span text:style-name="T3">Sonar Sensor (Data I/O) to measure distance.</text:span><text:span text:style-name="T3"/></text:p>
        </text:list-item>
        <text:list-item>
          <text:p text:style-name="P7" loext:marker-style-name="T3"><text:span text:style-name="T3">I2C Temperature Sensor (e.g., </text:span><text:span text:style-name="T4">BMP280</text:span><text:span text:style-name="T3"> or </text:span><text:span text:style-name="T4">DS3231 RTC</text:span><text:span text:style-name="T3">) for I2C communication</text:span></text:p>
        </text:list-item>
        <text:list-item>
          <text:p text:style-name="P8" loext:marker-style-name="T3"><text:span text:style-name="T3">Breadboard and jumper wires</text:span><text:span text:style-name="T3"/></text:p>
        </text:list-item>
      </text:list>
      <text:p text:style-name="P9" loext:marker-style-name="T3"><draw:rect text:anchor-type="as-char" style:rel-width="100%" draw:z-index="0" draw:style-name="gr1" draw:text-style-name="P10" svg:width="6.5004in" svg:height="0.0213in"><text:p/></draw:rect></text:p>
      <text:h text:style-name="P2" text:outline-level="2" loext:marker-style-name="T5"><text:span text:style-name="T5">Part 1: Setting Up an Interrupt Using GPIO</text:span><text:span text:style-name="T5"/></text:h>
      <text:h text:style-name="P2" text:outline-level="3" loext:marker-style-name="T6"><text:span text:style-name="T6">Step 1: Wiring the PIR Sensor</text:span><text:span text:style-name="T6"/></text:h>
      <text:p text:style-name="P11" loext:marker-style-name="T3"><text:span text:style-name="T3">The PIR motion sensor has three pins:</text:span><text:span text:style-name="T3"/></text:p>
      <text:list text:style-name="WWNum3">
        <text:list-item>
          <text:p text:style-name="P12" loext:marker-style-name="T3"><text:span text:style-name="T4">VCC</text:span><text:span text:style-name="T3"> → 5V (or 3.3V depending on model)</text:span></text:p>
        </text:list-item>
        <text:list-item>
          <text:p text:style-name="P13" loext:marker-style-name="T3"><text:span text:style-name="T4">GND</text:span><text:span text:style-name="T3"> → Ground</text:span></text:p>
        </text:list-item>
        <text:list-item>
          <text:p text:style-name="P14" loext:marker-style-name="T3"><text:span text:style-name="T4">OUT</text:span><text:span text:style-name="T3"> → Connect to </text:span><text:span text:style-name="T4">GPIO 17</text:span><text:span text:style-name="T3"> (Pin 11) on Raspberry Pi</text:span></text:p>
        </text:list-item>
      </text:list>
      <text:h text:style-name="P2" text:outline-level="3" loext:marker-style-name="T6"><text:span text:style-name="T6">Step 2: Writing an Interrupt Handling Script</text:span><text:span text:style-name="T6"/></text:h>
      <text:p text:style-name="P11" loext:marker-style-name="T3"><text:span text:style-name="T3">Create a Python script </text:span><text:span text:style-name="T7">gpio_interrupt.py</text:span><text:span text:style-name="T3">:</text:span></text:p>
      <text:p text:style-name="P15" loext:marker-style-name="T7"><text:span text:style-name="T7">import RPi.GPIO as GPIO</text:span><text:span text:style-name="T7"/></text:p>
      <text:p text:style-name="P15" loext:marker-style-name="T7"><text:span text:style-name="T7">import time</text:span><text:span text:style-name="T7"/></text:p>
      <text:p text:style-name="P16" loext:marker-style-name="T7"/>
      <text:p text:style-name="P15" loext:marker-style-name="T7"><text:span text:style-name="T7">def motion_detected(channel):</text:span><text:span text:style-name="T7"/></text:p>
      <text:p text:style-name="P15" loext:marker-style-name="T7"><text:span text:style-name="T7"><text:s text:c="4"/>print("Motion detected!")</text:span><text:span text:style-name="T7"/></text:p>
      <text:p text:style-name="P16" loext:marker-style-name="T7"/>
      <text:p text:style-name="P15" loext:marker-style-name="T7"><text:span text:style-name="T7"># Set up GPIO</text:span><text:span text:style-name="T7"/></text:p>
      <text:p text:style-name="P15" loext:marker-style-name="T7"><text:span text:style-name="T7">GPIO.setmode(GPIO.BCM)</text:span><text:span text:style-name="T7"/></text:p>
      <text:p text:style-name="P15" loext:marker-style-name="T7"><text:span text:style-name="T7">PIR_PIN = 17</text:span><text:span text:style-name="T7"/></text:p>
      <text:p text:style-name="P15" loext:marker-style-name="T7"><text:span text:style-name="T7">GPIO.setup(PIR_PIN, GPIO.IN)</text:span><text:span text:style-name="T7"/></text:p>
      <text:p text:style-name="P16" loext:marker-style-name="T7"/>
      <text:p text:style-name="P15" loext:marker-style-name="T7"><text:span text:style-name="T7"># Add event detection</text:span><text:span text:style-name="T7"/></text:p>
      <text:p text:style-name="P15" loext:marker-style-name="T7"><text:span text:style-name="T7">GPIO.add_event_detect(PIR_PIN, GPIO.RISING, callback=motion_detected)</text:span><text:span text:style-name="T7"/></text:p>
      <text:p text:style-name="P16" loext:marker-style-name="T7"/>
      <text:p text:style-name="P15" loext:marker-style-name="T7"><text:span text:style-name="T7">try:</text:span><text:span text:style-name="T7"/></text:p>
      <text:p text:style-name="P15" loext:marker-style-name="T7"><text:span text:style-name="T7"><text:s text:c="4"/>print("Monitoring for motion. Press Ctrl+C to exit.")</text:span><text:span text:style-name="T7"/></text:p>
      <text:p text:style-name="P15" loext:marker-style-name="T7"><text:soft-page-break/><text:span text:style-name="T7"><text:s text:c="4"/>while True:</text:span><text:span text:style-name="T7"/></text:p>
      <text:p text:style-name="P15" loext:marker-style-name="T7"><text:span text:style-name="T7"><text:s text:c="8"/>time.sleep(1)</text:span><text:span text:style-name="T7"/></text:p>
      <text:p text:style-name="P15" loext:marker-style-name="T7"><text:span text:style-name="T7">except KeyboardInterrupt:</text:span><text:span text:style-name="T7"/></text:p>
      <text:p text:style-name="P15" loext:marker-style-name="T7"><text:span text:style-name="T7"><text:s text:c="4"/>print("Exiting...")</text:span><text:span text:style-name="T7"/></text:p>
      <text:p text:style-name="P15" loext:marker-style-name="T7"><text:span text:style-name="T7"><text:s text:c="4"/>GPIO.cleanup()</text:span><text:span text:style-name="T7"/></text:p>
      <text:h text:style-name="P2" text:outline-level="4" loext:marker-style-name="T4"><text:span text:style-name="T4">Explanation</text:span><text:span text:style-name="T4"/></text:h>
      <text:list text:style-name="WWNum4">
        <text:list-item>
          <text:p text:style-name="P17" loext:marker-style-name="T3"><text:span text:style-name="T3">The script sets up GPIO </text:span><text:span text:style-name="T4">pin 17</text:span><text:span text:style-name="T3"> as an input.</text:span></text:p>
        </text:list-item>
        <text:list-item>
          <text:p text:style-name="P18" loext:marker-style-name="T3"><text:span text:style-name="T3">Uses </text:span><text:span text:style-name="T7">GPIO.add_event_detect()</text:span><text:span text:style-name="T3"> to register an </text:span><text:span text:style-name="T4">interrupt</text:span><text:span text:style-name="T3"> on a rising edge signal.</text:span></text:p>
        </text:list-item>
        <text:list-item>
          <text:p text:style-name="P18" loext:marker-style-name="T3"><text:span text:style-name="T3">The callback function </text:span><text:span text:style-name="T7">motion_detected()</text:span><text:span text:style-name="T3"> runs when motion is detected.</text:span></text:p>
        </text:list-item>
        <text:list-item>
          <text:p text:style-name="P19" loext:marker-style-name="T3"><text:span text:style-name="T3">The program runs continuously, monitoring for motion.</text:span><text:span text:style-name="T3"/></text:p>
        </text:list-item>
      </text:list>
      <text:p text:style-name="P9" loext:marker-style-name="T3"><draw:rect text:anchor-type="as-char" style:rel-width="100%" draw:z-index="1" draw:style-name="gr1" draw:text-style-name="P10" svg:width="6.5004in" svg:height="0.0213in"><text:p/></draw:rect></text:p>
      <text:h text:style-name="P20" text:outline-level="2">Part 2: Measuring Distance with a Sonar Sensor</text:h>
      <text:h text:style-name="P21" text:outline-level="3">Step 1: Connect the HC-SR04 Ultrasonic Sensor</text:h>
      <text:p text:style-name="P22">The HC-SR04 sonar sensor can measure distance by emitting ultrasonic waves and measuring the time it takes for them to return after bouncing off an object.</text:p>
      <text:p text:style-name="P22">Connect the sensor to the Raspberry Pi as follows:</text:p>
      <text:list text:style-name="WWNum9">
        <text:list-item>
          <text:p text:style-name="P23"><text:span text:style-name="Strong_20_Emphasis">VCC</text:span> → 5V</text:p>
        </text:list-item>
        <text:list-item>
          <text:p text:style-name="P24"><text:span text:style-name="Strong_20_Emphasis">GND</text:span> → Ground</text:p>
        </text:list-item>
        <text:list-item>
          <text:p text:style-name="P24"><text:span text:style-name="Strong_20_Emphasis">TRIG</text:span> → GPIO 23 (Pin 16)</text:p>
        </text:list-item>
        <text:list-item>
          <text:p text:style-name="P25"><text:span text:style-name="Strong_20_Emphasis">ECHO</text:span> → GPIO 24 (Pin 18)</text:p>
        </text:list-item>
      </text:list>
      <text:h text:style-name="P21" text:outline-level="3">Step 2: Write a Distance Measurement Script</text:h>
      <text:p text:style-name="P22">Create a Python script <text:span text:style-name="HTML_20_Code">sonar_distance.py</text:span>:</text:p>
      <text:p text:style-name="HTML_20_Preformatted" loext:marker-style-name="HTML Code"><text:span text:style-name="HTML_20_Code">import RPi.GPIO as GPIO</text:span></text:p>
      <text:p text:style-name="HTML_20_Preformatted" loext:marker-style-name="HTML Code"><text:span text:style-name="HTML_20_Code">import time</text:span></text:p>
      <text:p text:style-name="HTML_20_Preformatted" loext:marker-style-name="HTML Code"><text:span text:style-name="HTML_20_Code"/></text:p>
      <text:p text:style-name="HTML_20_Preformatted" loext:marker-style-name="HTML Code"><text:span text:style-name="HTML_20_Code"># Define GPIO pins for TRIG and ECHO</text:span></text:p>
      <text:p text:style-name="HTML_20_Preformatted" loext:marker-style-name="HTML Code"><text:span text:style-name="HTML_20_Code">TRIG = 23</text:span></text:p>
      <text:p text:style-name="HTML_20_Preformatted" loext:marker-style-name="HTML Code"><text:span text:style-name="HTML_20_Code">ECHO = 24</text:span></text:p>
      <text:p text:style-name="HTML_20_Preformatted" loext:marker-style-name="HTML Code"><text:span text:style-name="HTML_20_Code"/></text:p>
      <text:p text:style-name="HTML_20_Preformatted" loext:marker-style-name="HTML Code"><text:span text:style-name="HTML_20_Code">GPIO.setmode(GPIO.BCM)</text:span></text:p>
      <text:p text:style-name="HTML_20_Preformatted" loext:marker-style-name="HTML Code"><text:span text:style-name="HTML_20_Code">GPIO.setup(TRIG, GPIO.OUT)</text:span></text:p>
      <text:p text:style-name="HTML_20_Preformatted" loext:marker-style-name="HTML Code"><text:span text:style-name="HTML_20_Code">GPIO.setup(ECHO, GPIO.IN)</text:span></text:p>
      <text:p text:style-name="HTML_20_Preformatted" loext:marker-style-name="HTML Code"><text:span text:style-name="HTML_20_Code"/></text:p>
      <text:p text:style-name="HTML_20_Preformatted" loext:marker-style-name="HTML Code"><text:span text:style-name="HTML_20_Code">def measure_distance():</text:span></text:p>
      <text:p text:style-name="HTML_20_Preformatted" loext:marker-style-name="HTML Code"><text:span text:style-name="HTML_20_Code"><text:s text:c="4"/># Send a 10 microsecond pulse to TRIG</text:span></text:p>
      <text:p text:style-name="HTML_20_Preformatted" loext:marker-style-name="HTML Code"><text:span text:style-name="HTML_20_Code"><text:s text:c="4"/>GPIO.output(TRIG, True)</text:span></text:p>
      <text:p text:style-name="HTML_20_Preformatted" loext:marker-style-name="HTML Code"><text:span text:style-name="HTML_20_Code"><text:s text:c="4"/>time.sleep(0.00001)</text:span></text:p>
      <text:p text:style-name="HTML_20_Preformatted" loext:marker-style-name="HTML Code"><text:span text:style-name="HTML_20_Code"><text:s text:c="4"/>GPIO.output(TRIG, False)</text:span></text:p>
      <text:p text:style-name="HTML_20_Preformatted" loext:marker-style-name="HTML Code"><text:soft-page-break/><text:span text:style-name="HTML_20_Code"/></text:p>
      <text:p text:style-name="HTML_20_Preformatted" loext:marker-style-name="HTML Code"><text:span text:style-name="HTML_20_Code"><text:s text:c="4"/># Wait for ECHO to go high and measure the time</text:span></text:p>
      <text:p text:style-name="HTML_20_Preformatted" loext:marker-style-name="HTML Code"><text:span text:style-name="HTML_20_Code"><text:s text:c="4"/>while GPIO.input(ECHO) == 0:</text:span></text:p>
      <text:p text:style-name="HTML_20_Preformatted" loext:marker-style-name="HTML Code"><text:span text:style-name="HTML_20_Code"><text:s text:c="8"/>start_time = time.time()</text:span></text:p>
      <text:p text:style-name="HTML_20_Preformatted" loext:marker-style-name="HTML Code"><text:span text:style-name="HTML_20_Code"/></text:p>
      <text:p text:style-name="HTML_20_Preformatted" loext:marker-style-name="HTML Code"><text:span text:style-name="HTML_20_Code"><text:s text:c="4"/>while GPIO.input(ECHO) == 1:</text:span></text:p>
      <text:p text:style-name="HTML_20_Preformatted" loext:marker-style-name="HTML Code"><text:span text:style-name="HTML_20_Code"><text:s text:c="8"/>stop_time = time.time()</text:span></text:p>
      <text:p text:style-name="HTML_20_Preformatted" loext:marker-style-name="HTML Code"><text:span text:style-name="HTML_20_Code"/></text:p>
      <text:p text:style-name="HTML_20_Preformatted" loext:marker-style-name="HTML Code"><text:span text:style-name="HTML_20_Code"><text:s text:c="4"/># Calculate the distance based on time of flight</text:span></text:p>
      <text:p text:style-name="HTML_20_Preformatted" loext:marker-style-name="HTML Code"><text:span text:style-name="HTML_20_Code"><text:s text:c="4"/>time_elapsed = stop_time - start_time</text:span></text:p>
      <text:p text:style-name="HTML_20_Preformatted" loext:marker-style-name="HTML Code"><text:span text:style-name="HTML_20_Code"><text:s text:c="4"/>distance = (time_elapsed * 34300) / 2 <text:s/># Convert to centimeters</text:span></text:p>
      <text:p text:style-name="HTML_20_Preformatted" loext:marker-style-name="HTML Code"><text:span text:style-name="HTML_20_Code"><text:s text:c="4"/>return distance</text:span></text:p>
      <text:p text:style-name="HTML_20_Preformatted" loext:marker-style-name="HTML Code"><text:span text:style-name="HTML_20_Code"/></text:p>
      <text:p text:style-name="HTML_20_Preformatted" loext:marker-style-name="HTML Code"><text:span text:style-name="HTML_20_Code">try:</text:span></text:p>
      <text:p text:style-name="HTML_20_Preformatted" loext:marker-style-name="HTML Code"><text:span text:style-name="HTML_20_Code"><text:s text:c="4"/>while True:</text:span></text:p>
      <text:p text:style-name="HTML_20_Preformatted" loext:marker-style-name="HTML Code"><text:span text:style-name="HTML_20_Code"><text:s text:c="8"/>dist = measure_distance()</text:span></text:p>
      <text:p text:style-name="HTML_20_Preformatted" loext:marker-style-name="HTML Code"><text:span text:style-name="HTML_20_Code"><text:s text:c="8"/>print(f"Distance: {dist:.2f} cm")</text:span></text:p>
      <text:p text:style-name="HTML_20_Preformatted" loext:marker-style-name="HTML Code"><text:span text:style-name="HTML_20_Code"><text:s text:c="8"/>time.sleep(1)</text:span></text:p>
      <text:p text:style-name="HTML_20_Preformatted" loext:marker-style-name="HTML Code"><text:span text:style-name="HTML_20_Code">except KeyboardInterrupt:</text:span></text:p>
      <text:p text:style-name="HTML_20_Preformatted" loext:marker-style-name="HTML Code"><text:span text:style-name="HTML_20_Code"><text:s text:c="4"/>print("Exiting...")</text:span></text:p>
      <text:p text:style-name="HTML_20_Preformatted"><text:span text:style-name="HTML_20_Code"><text:s text:c="4"/>GPIO.cleanup()</text:span></text:p>
      <text:h text:style-name="P21" text:outline-level="3">Explanation</text:h>
      <text:list text:style-name="WWNum10">
        <text:list-item>
          <text:p text:style-name="P26">The script uses the TRIG pin to send a 10-microsecond pulse to start the measurement.</text:p>
        </text:list-item>
        <text:list-item>
          <text:p text:style-name="P27">The ECHO pin listens for the return signal and measures the time of flight.</text:p>
        </text:list-item>
        <text:list-item>
          <text:p text:style-name="P28">The distance is calculated based on the speed of sound (34</text:p>
        </text:list-item>
      </text:list>
      <text:p text:style-name="P29" loext:marker-style-name="T3"/>
      <text:h text:style-name="P2" text:outline-level="2" loext:marker-style-name="T5"><text:span text:style-name="T5">Part 3: Communicating with an I2C Sensor</text:span><text:span text:style-name="T5"/></text:h>
      <text:h text:style-name="P2" text:outline-level="3" loext:marker-style-name="T6"><text:span text:style-name="T6">Step 1: Enable I2C on Raspberry Pi</text:span><text:span text:style-name="T6"/></text:h>
      <text:p text:style-name="P11" loext:marker-style-name="T3"><text:span text:style-name="T3">Run the following command to open the configuration tool:</text:span><text:span text:style-name="T3"/></text:p>
      <text:p text:style-name="P15" loext:marker-style-name="T7"><text:span text:style-name="T7">sudo raspi-config</text:span><text:span text:style-name="T7"/></text:p>
      <text:p text:style-name="P11" loext:marker-style-name="T3"><text:span text:style-name="T3">Navigate to </text:span><text:span text:style-name="T4">Interfacing Options → I2C → Enable</text:span><text:span text:style-name="T3">. Reboot the Raspberry Pi.</text:span></text:p>
      <text:h text:style-name="P2" text:outline-level="3" loext:marker-style-name="T6"><text:span text:style-name="T6">Step 2: Install Required Libraries</text:span><text:span text:style-name="T6"/></text:h>
      <text:p text:style-name="P11" loext:marker-style-name="T3"><text:span text:style-name="T3">For a BMP280 sensor, install the </text:span><text:span text:style-name="T7">smbus</text:span><text:span text:style-name="T3"> library:</text:span></text:p>
      <text:p text:style-name="P15" loext:marker-style-name="T7"><text:span text:style-name="T7">sudo apt-get install python3-smbus</text:span><text:span text:style-name="T7"/></text:p>
      <text:h text:style-name="P2" text:outline-level="3" loext:marker-style-name="T6"><text:span text:style-name="T6">Step 3: Connect the I2C Sensor</text:span><text:span text:style-name="T6"/></text:h>
      <text:p text:style-name="P11" loext:marker-style-name="T3"><text:span text:style-name="T3">Wire the </text:span><text:span text:style-name="T4">BMP280</text:span><text:span text:style-name="T3"> sensor:</text:span></text:p>
      <text:list text:style-name="WWNum5">
        <text:list-item>
          <text:p text:style-name="P30" loext:marker-style-name="T3"><text:soft-page-break/><text:span text:style-name="T4">VCC</text:span><text:span text:style-name="T3"> → 3.3V</text:span></text:p>
        </text:list-item>
        <text:list-item>
          <text:p text:style-name="P31" loext:marker-style-name="T3"><text:span text:style-name="T4">GND</text:span><text:span text:style-name="T3"> → Ground</text:span></text:p>
        </text:list-item>
        <text:list-item>
          <text:p text:style-name="P31" loext:marker-style-name="T3"><text:span text:style-name="T4">SCL</text:span><text:span text:style-name="T3"> → GPIO 3 (I2C Clock, Pin 5)</text:span></text:p>
        </text:list-item>
        <text:list-item>
          <text:p text:style-name="P32" loext:marker-style-name="T3"><text:span text:style-name="T4">SDA</text:span><text:span text:style-name="T3"> → GPIO 2 (I2C Data, Pin 3)</text:span></text:p>
        </text:list-item>
      </text:list>
      <text:h text:style-name="P2" text:outline-level="3" loext:marker-style-name="T6"><text:span text:style-name="T6">Step 4: Read Data from the Sensor</text:span><text:span text:style-name="T6"/></text:h>
      <text:p text:style-name="P11" loext:marker-style-name="T3"><text:span text:style-name="T3">Create a Python script </text:span><text:span text:style-name="T7">i2c_sensor.py</text:span><text:span text:style-name="T3">:</text:span></text:p>
      <text:p text:style-name="P15" loext:marker-style-name="T7"><text:span text:style-name="T7">import smbus</text:span><text:span text:style-name="T7"/></text:p>
      <text:p text:style-name="P15" loext:marker-style-name="T7"><text:span text:style-name="T7">import time</text:span><text:span text:style-name="T7"/></text:p>
      <text:p text:style-name="P16" loext:marker-style-name="T7"/>
      <text:p text:style-name="P15" loext:marker-style-name="T7"><text:span text:style-name="T7">i2c_bus = smbus.SMBus(1) <text:s/># Use I2C bus 1</text:span><text:span text:style-name="T7"/></text:p>
      <text:p text:style-name="P15" loext:marker-style-name="T7"><text:span text:style-name="T7">BMP280_ADDR = 0x76 <text:s/># Address of the BMP280 sensor</text:span><text:span text:style-name="T7"/></text:p>
      <text:p text:style-name="P16" loext:marker-style-name="T7"/>
      <text:p text:style-name="P15" loext:marker-style-name="T7"><text:span text:style-name="T7"># Read temperature register (example register 0xFA for BMP280)</text:span><text:span text:style-name="T7"/></text:p>
      <text:p text:style-name="P15" loext:marker-style-name="T7"><text:span text:style-name="T7">def read_temperature():</text:span><text:span text:style-name="T7"/></text:p>
      <text:p text:style-name="P15" loext:marker-style-name="T7"><text:span text:style-name="T7"><text:s text:c="4"/>temp_msb = i2c_bus.read_byte_data(BMP280_ADDR, 0xFA)</text:span><text:span text:style-name="T7"/></text:p>
      <text:p text:style-name="P15" loext:marker-style-name="T7"><text:span text:style-name="T7"><text:s text:c="4"/>temp_lsb = i2c_bus.read_byte_data(BMP280_ADDR, 0xFB)</text:span><text:span text:style-name="T7"/></text:p>
      <text:p text:style-name="P15" loext:marker-style-name="T7"><text:span text:style-name="T7"><text:s text:c="4"/>temp_xlsb = i2c_bus.read_byte_data(BMP280_ADDR, 0xFC)</text:span><text:span text:style-name="T7"/></text:p>
      <text:p text:style-name="P15" loext:marker-style-name="T7"><text:span text:style-name="T7"><text:s text:c="4"/>raw_temp = (temp_msb &lt;&lt; 12) | (temp_lsb &lt;&lt; 4) | (temp_xlsb &gt;&gt; 4)</text:span><text:span text:style-name="T7"/></text:p>
      <text:p text:style-name="P15" loext:marker-style-name="T7"><text:span text:style-name="T7"><text:s text:c="4"/>temperature = raw_temp / 100.0 <text:s/># Convert based on sensor datasheet</text:span><text:span text:style-name="T7"/></text:p>
      <text:p text:style-name="P15" loext:marker-style-name="T7"><text:span text:style-name="T7"><text:s text:c="4"/>return temperature</text:span><text:span text:style-name="T7"/></text:p>
      <text:p text:style-name="P16" loext:marker-style-name="T7"/>
      <text:p text:style-name="P15" loext:marker-style-name="T7"><text:span text:style-name="T7">try:</text:span><text:span text:style-name="T7"/></text:p>
      <text:p text:style-name="P15" loext:marker-style-name="T7"><text:span text:style-name="T7"><text:s text:c="4"/>while True:</text:span><text:span text:style-name="T7"/></text:p>
      <text:p text:style-name="P15" loext:marker-style-name="T7"><text:span text:style-name="T7"><text:s text:c="8"/>temp = read_temperature()</text:span><text:span text:style-name="T7"/></text:p>
      <text:p text:style-name="P15" loext:marker-style-name="T7"><text:span text:style-name="T7"><text:s text:c="8"/>print(f"Temperature: {temp} C")</text:span><text:span text:style-name="T7"/></text:p>
      <text:p text:style-name="P15" loext:marker-style-name="T7"><text:span text:style-name="T7"><text:s text:c="8"/>time.sleep(2)</text:span><text:span text:style-name="T7"/></text:p>
      <text:p text:style-name="P15" loext:marker-style-name="T7"><text:span text:style-name="T7">except KeyboardInterrupt:</text:span><text:span text:style-name="T7"/></text:p>
      <text:p text:style-name="P15" loext:marker-style-name="T7"><text:span text:style-name="T7"><text:s text:c="4"/>print("Exiting...")</text:span><text:span text:style-name="T7"/></text:p>
      <text:h text:style-name="P2" text:outline-level="4" loext:marker-style-name="T4"><text:span text:style-name="T4">Explanation</text:span><text:span text:style-name="T4"/></text:h>
      <text:list text:style-name="WWNum6">
        <text:list-item>
          <text:p text:style-name="P33" loext:marker-style-name="T3"><text:span text:style-name="T3">Uses </text:span><text:span text:style-name="T7">smbus.SMBus(1)</text:span><text:span text:style-name="T3"> to initialize I2C communication on bus 1.</text:span></text:p>
        </text:list-item>
        <text:list-item>
          <text:p text:style-name="P34" loext:marker-style-name="T3"><text:span text:style-name="T3">Reads temperature data from </text:span><text:span text:style-name="T4">BMP280</text:span><text:span text:style-name="T3"> registers.</text:span></text:p>
        </text:list-item>
        <text:list-item>
          <text:p text:style-name="P35" loext:marker-style-name="T3"><text:span text:style-name="T3">Continuously prints temperature readings every 2 seconds.</text:span><text:span text:style-name="T3"/></text:p>
        </text:list-item>
      </text:list>
      <text:p text:style-name="P9" loext:marker-style-name="T3"><draw:rect text:anchor-type="as-char" style:rel-width="100%" draw:z-index="2" draw:style-name="gr1" draw:text-style-name="P10" svg:width="6.5004in" svg:height="0.0213in"><text:p/></draw:rect></text:p>
      <text:h text:style-name="P2" text:outline-level="2" loext:marker-style-name="T5"><text:span text:style-name="T5">Conclusion</text:span><text:span text:style-name="T5"/></text:h>
      <text:p text:style-name="P11" loext:marker-style-name="T3"><text:span text:style-name="T3">This lab demonstrates:</text:span><text:span text:style-name="T3"/></text:p>
      <text:list text:style-name="WWNum7">
        <text:list-item>
          <text:p text:style-name="P36" loext:marker-style-name="T3"><text:span text:style-name="T4">Interrupts</text:span><text:span text:style-name="T3"> using a PIR motion sensor with GPIO.</text:span></text:p>
        </text:list-item>
        <text:list-item>
          <text:p text:style-name="P37" loext:marker-style-name="T3"><text:span text:style-name="T4">I2C Bus Communication</text:span><text:span text:style-name="T3"> with a temperature sensor.</text:span></text:p>
        </text:list-item>
        <text:list-item>
          <text:p text:style-name="P38" loext:marker-style-name="T3"><text:span text:style-name="T3">Practical Python programming to interact with hardware components.</text:span><text:span text:style-name="T3"/></text:p>
        </text:list-item>
      </text:list>
      <text:p text:style-name="P11" loext:marker-style-name="T3"><text:span text:style-name="T3">By completing this lab, students gain hands-on experience in embedded systems development using the Raspberry Pi.</text:span><text:span text:style-name="T3"/></text:p>
      <text:h text:style-name="P20" text:outline-level="2"><text:soft-page-break/>Questions</text:h>
      <text:h text:style-name="P21" text:outline-level="3">Post your responses in Moodle</text:h>
      <text:list text:style-name="WWNum8">
        <text:list-item>
          <text:p text:style-name="P39"><text:span text:style-name="Strong_20_Emphasis">Interrupt Handling:</text:span> Explain the role of the <text:span text:style-name="HTML_20_Code">GPIO.add_event_detect()</text:span> function in the interrupt-handling script. How does it help the Raspberry Pi handle GPIO inputs more efficiently compared to polling?</text:p>
          <text:list>
            <text:list-header>
              <text:p text:style-name="P40"><text:span text:style-name="T8">The function listens for an event, which is a value passed into the function when it is instantiated. In this case, the function listens for a signal coming from the specified pin. The pin is connection to the motion detector, which sends a signal when it detects something. This helps the pi handle inputs more efficiently </text:span><text:span text:style-name="T9">because, according to the OPi.GPIO Documentation, it is a threaded callback function so it runs at the same time as the rest of the program and </text:span>unlike polling it is not going to miss the change in state of an input while the CPU is busy working on other things.</text:p>
              <text:p text:style-name="P40"/>
            </text:list-header>
          </text:list>
        </text:list-item>
        <text:list-item>
          <text:p text:style-name="P41"><text:span text:style-name="Strong_20_Emphasis">Callback Functions:</text:span> Describe how the <text:span text:style-name="HTML_20_Code">motion_detected()</text:span> function in the GPIO script is triggered. What conditions must be met for this function to run?</text:p>
        </text:list-item>
      </text:list>
      <text:p text:style-name="P42"/>
      <text:p text:style-name="P43"><text:tab/><text:tab/><text:span text:style-name="T9">In the add_event_detect function, the trigger value is set to GPIO.RISING, which means that its true when the state of the electrical signal of the pin being measured is changing from LOW to HIGH</text:span>. <text:span text:style-name="T9">This is the condition that must be met for the callback function to run.</text:span></text:p>
      <text:p text:style-name="P43"><text:s/></text:p>
      <text:list text:continue-numbering="true" text:style-name="WWNum8">
        <text:list-item>
          <text:p text:style-name="P41"><text:span text:style-name="Strong_20_Emphasis">I2C Communication:</text:span> In the I2C sensor script, why do we use the <text:span text:style-name="HTML_20_Code">smbus.SMBus(1)</text:span> function? What does the number <text:span text:style-name="HTML_20_Code">1</text:span> signify in this context?</text:p>
        </text:list-item>
      </text:list>
      <text:p text:style-name="P42"/>
      <text:p text:style-name="P44"><text:span text:style-name="T10"><text:tab/><text:tab/>This function is to create an SMBus object so that we can access our device that is using the I2C protocol. The reason we use 1 is because that is the port number on our pi of the I2C device.</text:span></text:p>
      <text:p text:style-name="P44"><text:span text:style-name="T10"><text:s/></text:span></text:p>
      <text:list text:continue-numbering="true" text:style-name="WWNum8">
        <text:list-item>
          <text:p text:style-name="P45"><text:span text:style-name="Strong_20_Emphasis">Data Register Access:</text:span> Explain how the temperature data is read from the BMP280 sensor. What is the significance of reading multiple bytes (e.g., <text:span text:style-name="HTML_20_Code">temp_msb</text:span>, <text:span text:style-name="HTML_20_Code">temp_lsb</text:span>, and <text:span text:style-name="HTML_20_Code">temp_xlsb</text:span>)?</text:p>
        </text:list-item>
      </text:list>
      <text:p text:style-name="Standard"><text:s/><text:tab/><text:tab/><text:span text:style-name="T11">Temperature is read from the sensor, which collects it’s readings as bits. Thus, we need to read multiple bytes of data and do binary operations on them in order to combine the data and convert them into a temperature in celsius.</text:span></text:p>
      <text:p text:style-name="Standard"/>
      <text:p text:style-name="Standard">Challenge Question: </text:p>
      <text:p text:style-name="Standard"><text:span text:style-name="T12">Integrating Multiple Sensors:</text:span> Using what you’ve learned from this lab, design and implement a system that combines the PIR motion sensor and the ultrasonic sensor <text:s/>to create a simple interactive project. You are building a proximity-based alarm system that:</text:p>
      <text:list text:style-name="WWNum11">
        <text:list-item>
          <text:p text:style-name="P46"><text:soft-page-break/>Detects motion with the PIR sensor.</text:p>
        </text:list-item>
        <text:list-item>
          <text:p text:style-name="P46">Measures distance with the ultrasonic sensor to check if an object is approaching.</text:p>
        </text:list-item>
      </text:list>
      <text:p text:style-name="Standard">Describe the wiring connections, write a high-level plan for your Python script, and explain how interrupts, analog input, and I2C communication will be utilized in your system. <text:s/>Be able to demonstrate your solutio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modern" style:font-pitch="fixed"/>
    <style:font-face style:name="Courier New2" svg:font-family="'Courier New'" style:font-family-generic="system" style:font-pitch="variable"/>
    <style:font-face style:name="F" svg:font-family="" style:font-family-generic="system" style:font-pitch="variable"/>
    <style:font-face style:name="Lato" svg:font-family="Lato, proxima-nova, 'Helvetica Neue', Arial, sans-serif"/>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1" fo:font-size="11pt" fo:language="en" fo:country="US"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loext:linked-style-name="Heading_20_1_20_Char" style:default-outline-level="1"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loext:linked-style-name="Heading_20_2_20_Char" style:default-outline-level="2"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loext:linked-style-name="Heading_20_3_20_Char" style:default-outline-level="3"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loext:linked-style-name="Heading_20_4_20_Char" style:default-outline-level="4"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loext:linked-style-name="HTML_20_Preformatted_20_Char">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_20_Char" style:display-name="Heading 2 Char" style:family="text" style:parent-style-name="Default_20_Paragraph_20_Font" loext:linked-style-name="Heading_20_2">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loext:linked-style-name="Heading_20_3">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eading_20_4_20_Char" style:display-name="Heading 4 Char" style:family="text" style:parent-style-name="Default_20_Paragraph_20_Font" loext:linked-style-name="Heading_20_4">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text-properties style:font-name="Calibri1" fo:font-family="Calibri" style:font-family-generic="roman" style:font-pitch="variable" fo:font-size="10pt" style:font-size-asian="10pt"/>
    </style:style>
    <style:style style:name="ListLabel_20_2" style:display-name="ListLabel 2" style:family="text">
      <style:text-properties style:font-name="Calibri" fo:font-family="Calibri" style:font-pitch="variable" fo:font-size="10pt" style:font-size-asian="10pt"/>
    </style:style>
    <style:style style:name="ListLabel_20_3" style:display-name="ListLabel 3" style:family="text">
      <style:text-properties style:font-name="Calibri" fo:font-family="Calibri" style:font-pitch="variable" fo:font-size="10pt" style:font-size-asian="10pt"/>
    </style:style>
    <style:style style:name="ListLabel_20_4" style:display-name="ListLabel 4" style:family="text">
      <style:text-properties style:font-name="Calibri" fo:font-family="Calibri" style:font-pitch="variable" fo:font-size="10pt" style:font-size-asian="10pt"/>
    </style:style>
    <style:style style:name="ListLabel_20_5" style:display-name="ListLabel 5" style:family="text">
      <style:text-properties style:font-name="Calibri" fo:font-family="Calibri" style:font-pitch="variable" fo:font-size="10pt" style:font-size-asian="10pt"/>
    </style:style>
    <style:style style:name="ListLabel_20_6" style:display-name="ListLabel 6" style:family="text">
      <style:text-properties style:font-name="Calibri" fo:font-family="Calibri" style:font-pitch="variable" fo:font-size="10pt" style:font-size-asian="10pt"/>
    </style:style>
    <style:style style:name="ListLabel_20_7" style:display-name="ListLabel 7" style:family="text">
      <style:text-properties style:font-name="Calibri" fo:font-family="Calibri" style:font-pitch="variable" fo:font-size="10pt" style:font-size-asian="10pt"/>
    </style:style>
    <style:style style:name="ListLabel_20_8" style:display-name="ListLabel 8" style:family="text">
      <style:text-properties style:font-name="Calibri" fo:font-family="Calibri" style:font-pitch="variable" fo:font-size="10pt" style:font-size-asian="10pt"/>
    </style:style>
    <style:style style:name="ListLabel_20_9" style:display-name="ListLabel 9" style:family="text">
      <style:text-properties style:font-name="Calibri" fo:font-family="Calibri" style:font-pitch="variable" fo:font-size="10pt" style:font-size-asian="10pt"/>
    </style:style>
    <style:style style:name="ListLabel_20_10" style:display-name="ListLabel 10" style:family="text">
      <style:text-properties style:font-name="Calibri1" fo:font-family="Calibri" style:font-family-generic="roman" style:font-pitch="variable" fo:font-size="10pt" style:font-size-asian="10pt"/>
    </style:style>
    <style:style style:name="ListLabel_20_11" style:display-name="ListLabel 11" style:family="text">
      <style:text-properties style:font-name="Calibri" fo:font-family="Calibri" style:font-pitch="variable" fo:font-size="10pt" style:font-size-asian="10pt"/>
    </style:style>
    <style:style style:name="ListLabel_20_12" style:display-name="ListLabel 12" style:family="text">
      <style:text-properties style:font-name="Calibri" fo:font-family="Calibri" style:font-pitch="variable" fo:font-size="10pt" style:font-size-asian="10pt"/>
    </style:style>
    <style:style style:name="ListLabel_20_13" style:display-name="ListLabel 13" style:family="text">
      <style:text-properties style:font-name="Calibri" fo:font-family="Calibri" style:font-pitch="variable" fo:font-size="10pt" style:font-size-asian="10pt"/>
    </style:style>
    <style:style style:name="ListLabel_20_14" style:display-name="ListLabel 14" style:family="text">
      <style:text-properties style:font-name="Calibri" fo:font-family="Calibri" style:font-pitch="variable" fo:font-size="10pt" style:font-size-asian="10pt"/>
    </style:style>
    <style:style style:name="ListLabel_20_15" style:display-name="ListLabel 15" style:family="text">
      <style:text-properties style:font-name="Calibri" fo:font-family="Calibri" style:font-pitch="variable" fo:font-size="10pt" style:font-size-asian="10pt"/>
    </style:style>
    <style:style style:name="ListLabel_20_16" style:display-name="ListLabel 16" style:family="text">
      <style:text-properties style:font-name="Calibri" fo:font-family="Calibri" style:font-pitch="variable" fo:font-size="10pt" style:font-size-asian="10pt"/>
    </style:style>
    <style:style style:name="ListLabel_20_17" style:display-name="ListLabel 17" style:family="text">
      <style:text-properties style:font-name="Calibri" fo:font-family="Calibri" style:font-pitch="variable" fo:font-size="10pt" style:font-size-asian="10pt"/>
    </style:style>
    <style:style style:name="ListLabel_20_18" style:display-name="ListLabel 18" style:family="text">
      <style:text-properties style:font-name="Calibri" fo:font-family="Calibri" style:font-pitch="variable" fo:font-size="10pt" style:font-size-asian="10pt"/>
    </style:style>
    <style:style style:name="ListLabel_20_19" style:display-name="ListLabel 19" style:family="text">
      <style:text-properties style:font-name="Calibri1" fo:font-family="Calibri" style:font-family-generic="roman" style:font-pitch="variable" fo:font-size="10pt" style:font-size-asian="10pt"/>
    </style:style>
    <style:style style:name="ListLabel_20_20" style:display-name="ListLabel 20" style:family="text">
      <style:text-properties style:font-name="Calibri" fo:font-family="Calibri" style:font-pitch="variable" fo:font-size="10pt" style:font-size-asian="10pt"/>
    </style:style>
    <style:style style:name="ListLabel_20_21" style:display-name="ListLabel 21" style:family="text">
      <style:text-properties style:font-name="Calibri" fo:font-family="Calibri" style:font-pitch="variable" fo:font-size="10pt" style:font-size-asian="10pt"/>
    </style:style>
    <style:style style:name="ListLabel_20_22" style:display-name="ListLabel 22" style:family="text">
      <style:text-properties style:font-name="Calibri" fo:font-family="Calibri" style:font-pitch="variable" fo:font-size="10pt" style:font-size-asian="10pt"/>
    </style:style>
    <style:style style:name="ListLabel_20_23" style:display-name="ListLabel 23" style:family="text">
      <style:text-properties style:font-name="Calibri" fo:font-family="Calibri" style:font-pitch="variable" fo:font-size="10pt" style:font-size-asian="10pt"/>
    </style:style>
    <style:style style:name="ListLabel_20_24" style:display-name="ListLabel 24" style:family="text">
      <style:text-properties style:font-name="Calibri" fo:font-family="Calibri" style:font-pitch="variable" fo:font-size="10pt" style:font-size-asian="10pt"/>
    </style:style>
    <style:style style:name="ListLabel_20_25" style:display-name="ListLabel 25" style:family="text">
      <style:text-properties style:font-name="Calibri" fo:font-family="Calibri" style:font-pitch="variable" fo:font-size="10pt" style:font-size-asian="10pt"/>
    </style:style>
    <style:style style:name="ListLabel_20_26" style:display-name="ListLabel 26" style:family="text">
      <style:text-properties style:font-name="Calibri" fo:font-family="Calibri" style:font-pitch="variable" fo:font-size="10pt" style:font-size-asian="10pt"/>
    </style:style>
    <style:style style:name="ListLabel_20_27" style:display-name="ListLabel 27" style:family="text">
      <style:text-properties style:font-name="Calibri" fo:font-family="Calibri" style:font-pitch="variable" fo:font-size="10pt" style:font-size-asian="10pt"/>
    </style:style>
    <style:style style:name="ListLabel_20_28" style:display-name="ListLabel 28" style:family="text">
      <style:text-properties style:font-name="Calibri1" fo:font-family="Calibri" style:font-family-generic="roman" style:font-pitch="variable" fo:font-size="10pt" style:font-size-asian="10pt"/>
    </style:style>
    <style:style style:name="ListLabel_20_29" style:display-name="ListLabel 29" style:family="text">
      <style:text-properties style:font-name="Calibri" fo:font-family="Calibri" style:font-pitch="variable" fo:font-size="10pt" style:font-size-asian="10pt"/>
    </style:style>
    <style:style style:name="ListLabel_20_30" style:display-name="ListLabel 30" style:family="text">
      <style:text-properties style:font-name="Calibri" fo:font-family="Calibri" style:font-pitch="variable" fo:font-size="10pt" style:font-size-asian="10pt"/>
    </style:style>
    <style:style style:name="ListLabel_20_31" style:display-name="ListLabel 31" style:family="text">
      <style:text-properties style:font-name="Calibri" fo:font-family="Calibri" style:font-pitch="variable" fo:font-size="10pt" style:font-size-asian="10pt"/>
    </style:style>
    <style:style style:name="ListLabel_20_32" style:display-name="ListLabel 32" style:family="text">
      <style:text-properties style:font-name="Calibri" fo:font-family="Calibri" style:font-pitch="variable" fo:font-size="10pt" style:font-size-asian="10pt"/>
    </style:style>
    <style:style style:name="ListLabel_20_33" style:display-name="ListLabel 33" style:family="text">
      <style:text-properties style:font-name="Calibri" fo:font-family="Calibri" style:font-pitch="variable" fo:font-size="10pt" style:font-size-asian="10pt"/>
    </style:style>
    <style:style style:name="ListLabel_20_34" style:display-name="ListLabel 34" style:family="text">
      <style:text-properties style:font-name="Calibri" fo:font-family="Calibri" style:font-pitch="variable" fo:font-size="10pt" style:font-size-asian="10pt"/>
    </style:style>
    <style:style style:name="ListLabel_20_35" style:display-name="ListLabel 35" style:family="text">
      <style:text-properties style:font-name="Calibri" fo:font-family="Calibri" style:font-pitch="variable" fo:font-size="10pt" style:font-size-asian="10pt"/>
    </style:style>
    <style:style style:name="ListLabel_20_36" style:display-name="ListLabel 36" style:family="text">
      <style:text-properties style:font-name="Calibri" fo:font-family="Calibri" style:font-pitch="variable" fo:font-size="10pt" style:font-size-asian="10pt"/>
    </style:style>
    <style:style style:name="ListLabel_20_37" style:display-name="ListLabel 37" style:family="text">
      <style:text-properties style:font-name="Calibri1" fo:font-family="Calibri" style:font-family-generic="roman" style:font-pitch="variable" fo:font-size="10pt" style:font-size-asian="10pt"/>
    </style:style>
    <style:style style:name="ListLabel_20_38" style:display-name="ListLabel 38" style:family="text">
      <style:text-properties style:font-name="Calibri" fo:font-family="Calibri" style:font-pitch="variable" fo:font-size="10pt" style:font-size-asian="10pt"/>
    </style:style>
    <style:style style:name="ListLabel_20_39" style:display-name="ListLabel 39" style:family="text">
      <style:text-properties style:font-name="Calibri" fo:font-family="Calibri" style:font-pitch="variable" fo:font-size="10pt" style:font-size-asian="10pt"/>
    </style:style>
    <style:style style:name="ListLabel_20_40" style:display-name="ListLabel 40" style:family="text">
      <style:text-properties style:font-name="Calibri" fo:font-family="Calibri" style:font-pitch="variable" fo:font-size="10pt" style:font-size-asian="10pt"/>
    </style:style>
    <style:style style:name="ListLabel_20_41" style:display-name="ListLabel 41" style:family="text">
      <style:text-properties style:font-name="Calibri" fo:font-family="Calibri" style:font-pitch="variable" fo:font-size="10pt" style:font-size-asian="10pt"/>
    </style:style>
    <style:style style:name="ListLabel_20_42" style:display-name="ListLabel 42" style:family="text">
      <style:text-properties style:font-name="Calibri" fo:font-family="Calibri" style:font-pitch="variable" fo:font-size="10pt" style:font-size-asian="10pt"/>
    </style:style>
    <style:style style:name="ListLabel_20_43" style:display-name="ListLabel 43" style:family="text">
      <style:text-properties style:font-name="Calibri" fo:font-family="Calibri" style:font-pitch="variable" fo:font-size="10pt" style:font-size-asian="10pt"/>
    </style:style>
    <style:style style:name="ListLabel_20_44" style:display-name="ListLabel 44" style:family="text">
      <style:text-properties style:font-name="Calibri" fo:font-family="Calibri" style:font-pitch="variable" fo:font-size="10pt" style:font-size-asian="10pt"/>
    </style:style>
    <style:style style:name="ListLabel_20_45" style:display-name="ListLabel 45" style:family="text">
      <style:text-properties style:font-name="Calibri" fo:font-family="Calibri" style:font-pitch="variable" fo:font-size="10pt" style:font-size-asian="10pt"/>
    </style:style>
    <style:style style:name="ListLabel_20_46" style:display-name="ListLabel 46" style:family="text">
      <style:text-properties style:font-name="Calibri1" fo:font-family="Calibri" style:font-family-generic="roman" style:font-pitch="variable" fo:font-size="10pt" style:font-size-asian="10pt"/>
    </style:style>
    <style:style style:name="ListLabel_20_47" style:display-name="ListLabel 47" style:family="text">
      <style:text-properties style:font-name="Calibri" fo:font-family="Calibri" style:font-pitch="variable" fo:font-size="10pt" style:font-size-asian="10pt"/>
    </style:style>
    <style:style style:name="ListLabel_20_48" style:display-name="ListLabel 48" style:family="text">
      <style:text-properties style:font-name="Calibri" fo:font-family="Calibri" style:font-pitch="variable" fo:font-size="10pt" style:font-size-asian="10pt"/>
    </style:style>
    <style:style style:name="ListLabel_20_49" style:display-name="ListLabel 49" style:family="text">
      <style:text-properties style:font-name="Calibri" fo:font-family="Calibri" style:font-pitch="variable" fo:font-size="10pt" style:font-size-asian="10pt"/>
    </style:style>
    <style:style style:name="ListLabel_20_50" style:display-name="ListLabel 50" style:family="text">
      <style:text-properties style:font-name="Calibri" fo:font-family="Calibri" style:font-pitch="variable" fo:font-size="10pt" style:font-size-asian="10pt"/>
    </style:style>
    <style:style style:name="ListLabel_20_51" style:display-name="ListLabel 51" style:family="text">
      <style:text-properties style:font-name="Calibri" fo:font-family="Calibri" style:font-pitch="variable" fo:font-size="10pt" style:font-size-asian="10pt"/>
    </style:style>
    <style:style style:name="ListLabel_20_52" style:display-name="ListLabel 52" style:family="text">
      <style:text-properties style:font-name="Calibri" fo:font-family="Calibri" style:font-pitch="variable" fo:font-size="10pt" style:font-size-asian="10pt"/>
    </style:style>
    <style:style style:name="ListLabel_20_53" style:display-name="ListLabel 53" style:family="text">
      <style:text-properties style:font-name="Calibri" fo:font-family="Calibri" style:font-pitch="variable" fo:font-size="10pt" style:font-size-asian="10pt"/>
    </style:style>
    <style:style style:name="ListLabel_20_54" style:display-name="ListLabel 54" style:family="text">
      <style:text-properties style:font-name="Calibri" fo:font-family="Calibri" style:font-pitch="variable" fo:font-size="10pt" style:font-size-asian="10pt"/>
    </style:style>
    <style:style style:name="ListLabel_20_55" style:display-name="ListLabel 55" style:family="text">
      <style:text-properties style:font-name="Calibri1" fo:font-family="Calibri" style:font-family-generic="roman" style:font-pitch="variable" fo:font-size="10pt" style:font-size-asian="10pt"/>
    </style:style>
    <style:style style:name="ListLabel_20_56" style:display-name="ListLabel 56" style:family="text">
      <style:text-properties style:font-name="Calibri" fo:font-family="Calibri" style:font-pitch="variable" fo:font-size="10pt" style:font-size-asian="10pt"/>
    </style:style>
    <style:style style:name="ListLabel_20_57" style:display-name="ListLabel 57" style:family="text">
      <style:text-properties style:font-name="Calibri" fo:font-family="Calibri" style:font-pitch="variable" fo:font-size="10pt" style:font-size-asian="10pt"/>
    </style:style>
    <style:style style:name="ListLabel_20_58" style:display-name="ListLabel 58" style:family="text">
      <style:text-properties style:font-name="Calibri" fo:font-family="Calibri" style:font-pitch="variable" fo:font-size="10pt" style:font-size-asian="10pt"/>
    </style:style>
    <style:style style:name="ListLabel_20_59" style:display-name="ListLabel 59" style:family="text">
      <style:text-properties style:font-name="Calibri" fo:font-family="Calibri" style:font-pitch="variable" fo:font-size="10pt" style:font-size-asian="10pt"/>
    </style:style>
    <style:style style:name="ListLabel_20_60" style:display-name="ListLabel 60" style:family="text">
      <style:text-properties style:font-name="Calibri" fo:font-family="Calibri" style:font-pitch="variable" fo:font-size="10pt" style:font-size-asian="10pt"/>
    </style:style>
    <style:style style:name="ListLabel_20_61" style:display-name="ListLabel 61" style:family="text">
      <style:text-properties style:font-name="Calibri" fo:font-family="Calibri" style:font-pitch="variable" fo:font-size="10pt" style:font-size-asian="10pt"/>
    </style:style>
    <style:style style:name="ListLabel_20_62" style:display-name="ListLabel 62" style:family="text">
      <style:text-properties style:font-name="Calibri" fo:font-family="Calibri" style:font-pitch="variable" fo:font-size="10pt" style:font-size-asian="10pt"/>
    </style:style>
    <style:style style:name="ListLabel_20_63" style:display-name="ListLabel 63" style:family="text">
      <style:text-properties style:font-name="Calibri" fo:font-family="Calibri" style:font-pitch="variable" fo:font-size="10pt" style:font-size-asian="10pt"/>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alibri1" fo:font-family="Calibri" style:font-family-generic="roman" style:font-pitch="variable" fo:font-size="10pt" style:font-size-asian="10pt"/>
    </style:style>
    <style:style style:name="ListLabel_20_74" style:display-name="ListLabel 74" style:family="text">
      <style:text-properties style:font-name="Calibri" fo:font-family="Calibri" style:font-pitch="variable" fo:font-size="10pt" style:font-size-asian="10pt"/>
    </style:style>
    <style:style style:name="ListLabel_20_75" style:display-name="ListLabel 75" style:family="text">
      <style:text-properties style:font-name="Calibri" fo:font-family="Calibri" style:font-pitch="variable" fo:font-size="10pt" style:font-size-asian="10pt"/>
    </style:style>
    <style:style style:name="ListLabel_20_76" style:display-name="ListLabel 76" style:family="text">
      <style:text-properties style:font-name="Calibri" fo:font-family="Calibri" style:font-pitch="variable" fo:font-size="10pt" style:font-size-asian="10pt"/>
    </style:style>
    <style:style style:name="ListLabel_20_77" style:display-name="ListLabel 77" style:family="text">
      <style:text-properties style:font-name="Calibri" fo:font-family="Calibri" style:font-pitch="variable" fo:font-size="10pt" style:font-size-asian="10pt"/>
    </style:style>
    <style:style style:name="ListLabel_20_78" style:display-name="ListLabel 78" style:family="text">
      <style:text-properties style:font-name="Calibri" fo:font-family="Calibri" style:font-pitch="variable" fo:font-size="10pt" style:font-size-asian="10pt"/>
    </style:style>
    <style:style style:name="ListLabel_20_79" style:display-name="ListLabel 79" style:family="text">
      <style:text-properties style:font-name="Calibri" fo:font-family="Calibri" style:font-pitch="variable" fo:font-size="10pt" style:font-size-asian="10pt"/>
    </style:style>
    <style:style style:name="ListLabel_20_80" style:display-name="ListLabel 80" style:family="text">
      <style:text-properties style:font-name="Calibri" fo:font-family="Calibri" style:font-pitch="variable" fo:font-size="10pt" style:font-size-asian="10pt"/>
    </style:style>
    <style:style style:name="ListLabel_20_81" style:display-name="ListLabel 81" style:family="text">
      <style:text-properties style:font-name="Calibri" fo:font-family="Calibri" style:font-pitch="variable" fo:font-size="10pt" style:font-size-asian="10pt"/>
    </style:style>
    <style:style style:name="ListLabel_20_82" style:display-name="ListLabel 82" style:family="text">
      <style:text-properties style:font-name="Calibri1" fo:font-family="Calibri" style:font-family-generic="roman" style:font-pitch="variable" fo:font-size="10pt" style:font-size-asian="10pt"/>
    </style:style>
    <style:style style:name="ListLabel_20_83" style:display-name="ListLabel 83" style:family="text">
      <style:text-properties style:font-name="Calibri" fo:font-family="Calibri" style:font-pitch="variable" fo:font-size="10pt" style:font-size-asian="10pt"/>
    </style:style>
    <style:style style:name="ListLabel_20_84" style:display-name="ListLabel 84" style:family="text">
      <style:text-properties style:font-name="Calibri" fo:font-family="Calibri" style:font-pitch="variable" fo:font-size="10pt" style:font-size-asian="10pt"/>
    </style:style>
    <style:style style:name="ListLabel_20_85" style:display-name="ListLabel 85" style:family="text">
      <style:text-properties style:font-name="Calibri" fo:font-family="Calibri" style:font-pitch="variable" fo:font-size="10pt" style:font-size-asian="10pt"/>
    </style:style>
    <style:style style:name="ListLabel_20_86" style:display-name="ListLabel 86" style:family="text">
      <style:text-properties style:font-name="Calibri" fo:font-family="Calibri" style:font-pitch="variable" fo:font-size="10pt" style:font-size-asian="10pt"/>
    </style:style>
    <style:style style:name="ListLabel_20_87" style:display-name="ListLabel 87" style:family="text">
      <style:text-properties style:font-name="Calibri" fo:font-family="Calibri" style:font-pitch="variable" fo:font-size="10pt" style:font-size-asian="10pt"/>
    </style:style>
    <style:style style:name="ListLabel_20_88" style:display-name="ListLabel 88" style:family="text">
      <style:text-properties style:font-name="Calibri" fo:font-family="Calibri" style:font-pitch="variable" fo:font-size="10pt" style:font-size-asian="10pt"/>
    </style:style>
    <style:style style:name="ListLabel_20_89" style:display-name="ListLabel 89" style:family="text">
      <style:text-properties style:font-name="Calibri" fo:font-family="Calibri" style:font-pitch="variable" fo:font-size="10pt" style:font-size-asian="10pt"/>
    </style:style>
    <style:style style:name="ListLabel_20_90" style:display-name="ListLabel 90" style:family="text">
      <style:text-properties style:font-name="Calibri" fo:font-family="Calibri" style:font-pitch="variable" fo:font-size="10pt" style:font-size-asian="10pt"/>
    </style:style>
    <style:style style:name="ListLabel_20_91" style:display-name="ListLabel 91" style:family="text">
      <style:text-properties style:font-name="Calibri1" fo:font-family="Calibri" style:font-family-generic="roman" style:font-pitch="variable" fo:font-size="10pt" style:font-size-asian="10pt"/>
    </style:style>
    <style:style style:name="ListLabel_20_92" style:display-name="ListLabel 92" style:family="text">
      <style:text-properties style:font-name="Calibri" fo:font-family="Calibri" style:font-pitch="variable" fo:font-size="10pt" style:font-size-asian="10pt"/>
    </style:style>
    <style:style style:name="ListLabel_20_93" style:display-name="ListLabel 93" style:family="text">
      <style:text-properties style:font-name="Calibri" fo:font-family="Calibri" style:font-pitch="variable" fo:font-size="10pt" style:font-size-asian="10pt"/>
    </style:style>
    <style:style style:name="ListLabel_20_94" style:display-name="ListLabel 94" style:family="text">
      <style:text-properties style:font-name="Calibri" fo:font-family="Calibri" style:font-pitch="variable" fo:font-size="10pt" style:font-size-asian="10pt"/>
    </style:style>
    <style:style style:name="ListLabel_20_95" style:display-name="ListLabel 95" style:family="text">
      <style:text-properties style:font-name="Calibri" fo:font-family="Calibri" style:font-pitch="variable" fo:font-size="10pt" style:font-size-asian="10pt"/>
    </style:style>
    <style:style style:name="ListLabel_20_96" style:display-name="ListLabel 96" style:family="text">
      <style:text-properties style:font-name="Calibri" fo:font-family="Calibri" style:font-pitch="variable" fo:font-size="10pt" style:font-size-asian="10pt"/>
    </style:style>
    <style:style style:name="ListLabel_20_97" style:display-name="ListLabel 97" style:family="text">
      <style:text-properties style:font-name="Calibri" fo:font-family="Calibri" style:font-pitch="variable" fo:font-size="10pt" style:font-size-asian="10pt"/>
    </style:style>
    <style:style style:name="ListLabel_20_98" style:display-name="ListLabel 98" style:family="text">
      <style:text-properties style:font-name="Calibri" fo:font-family="Calibri" style:font-pitch="variable" fo:font-size="10pt" style:font-size-asian="10pt"/>
    </style:style>
    <style:style style:name="ListLabel_20_99" style:display-name="ListLabel 99" style:family="text">
      <style:text-properties style:font-name="Calibri" fo:font-family="Calibri" style:font-pitch="variable"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Lab 7: Using I/O and interrupts</text:p>
        <text:p text:style-name="Header">CSC 250: SP2025</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eski, David</meta:initial-creator>
    <meta:editing-cycles>3</meta:editing-cycles>
    <meta:creation-date>2025-03-26T13:37:00</meta:creation-date>
    <dc:date>2025-04-03T22:35:38.928522334</dc:date>
    <meta:editing-duration>PT24M59S</meta:editing-duration>
    <meta:generator>LibreOffice/24.8.5.2$Linux_X86_64 LibreOffice_project/480$Build-2</meta:generator>
    <meta:document-statistic meta:table-count="0" meta:image-count="0" meta:object-count="0" meta:page-count="6" meta:paragraph-count="152" meta:word-count="1165" meta:character-count="7371" meta:non-whitespace-character-count="6192"/>
    <meta:user-defined meta:name="AppVersion">16.0000</meta:user-defined>
    <meta:user-defined meta:name="Company">Cape Cod Community College</meta:user-defined>
    <meta:user-defined meta:name="ContentTypeId">0x010100B700BFBB00153342988AF7A756DACCAA</meta:user-defined>
    <meta:template xlink:type="simple" xlink:actuate="onRequest" xlink:title="Normal.dotm" xlink:href=""/>
  </office:meta>
</office:document-meta>
</file>